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a0c" officeooo:paragraph-rsid="00017a0c"/>
    </style:style>
    <style:style style:name="P2" style:family="paragraph" style:parent-style-name="Standard">
      <style:text-properties fo:color="#ff3300" fo:font-weight="bold" officeooo:rsid="00017a0c" officeooo:paragraph-rsid="00017a0c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fo:font-style="italic" style:font-size-asian="10pt" style:font-style-asian="italic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</text:p>
      <text:p text:style-name="P2"/>
      <text:p text:style-name="P2">AppLockers class</text:p>
      <text:p text:style-name="P1"/>
      <text:p text:style-name="P1"/>
      <text:p text:style-name="P1"><text:span text:style-name="T1">package</text:span><text:span text:style-name="T3"> phase1.project.com;</text:span></text:p>
      <text:p text:style-name="P4"/>
      <text:p text:style-name="P3"><text:span text:style-name="T1">import</text:span><text:span text:style-name="T3"> phase1.project.utility.MainMenu;</text:span></text:p>
      <text:p text:style-name="P4"/>
      <text:p text:style-name="P3"><text:span text:style-name="T1">public</text:span><text:span text:style-name="T3"> </text:span><text:span text:style-name="T1">class</text:span><text:span text:style-name="T3"> AppLockers {</text:span></text:p>
      <text:p text:style-name="P4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5">args</text:span><text:span text:style-name="T3">) {</text:span></text:p>
      <text:p text:style-name="P3"><text:span text:style-name="T3"><text:tab/><text:tab/>System.</text:span><text:span text:style-name="T7">out</text:span><text:span text:style-name="T3">.println(</text:span><text:span text:style-name="T9">"****************************************"</text:span><text:span text:style-name="T3">);</text:span></text:p>
      <text:p text:style-name="P3"><text:span text:style-name="T3"><text:s text:c="8"/>System.</text:span><text:span text:style-name="T7">out</text:span><text:span text:style-name="T3">.println(</text:span><text:span text:style-name="T9">"* <text:s text:c="5"/>Welcome to AppLockers.com <text:s text:c="6"/>*"</text:span><text:span text:style-name="T3">);</text:span></text:p>
      <text:p text:style-name="P3"><text:span text:style-name="T3"><text:s text:c="8"/>System.</text:span><text:span text:style-name="T7">out</text:span><text:span text:style-name="T3">.println(</text:span><text:span text:style-name="T9">"* <text:s text:c="5"/>Developer: Miguel Caldeira <text:s text:c="5"/>*"</text:span><text:span text:style-name="T3">);</text:span></text:p>
      <text:p text:style-name="P3"><text:span text:style-name="T3"><text:s text:c="8"/>System.</text:span><text:span text:style-name="T7">out</text:span><text:span text:style-name="T3">.println(</text:span><text:span text:style-name="T9">"* <text:s text:c="5"/>Version 1.0.1 <text:s text:c="18"/>*"</text:span><text:span text:style-name="T3">);</text:span></text:p>
      <text:p text:style-name="P3"><text:span text:style-name="T3"><text:s text:c="8"/>System.</text:span><text:span text:style-name="T7">out</text:span><text:span text:style-name="T3">.println(</text:span><text:span text:style-name="T9">"****************************************"</text:span><text:span text:style-name="T3">);</text:span></text:p>
      <text:p text:style-name="P3"><text:span text:style-name="T3"><text:s text:c="8"/></text:span></text:p>
      <text:p text:style-name="P3"><text:span text:style-name="T3"><text:s text:c="8"/></text:span></text:p>
      <text:p text:style-name="P3"><text:span text:style-name="T3"><text:s text:c="8"/></text:span><text:span text:style-name="T1">int</text:span><text:span text:style-name="T3"> </text:span><text:span text:style-name="T5">directoryStatus</text:span><text:span text:style-name="T3"> = MainMenu.</text:span><text:span text:style-name="T4">createDirectoryIfNotExists</text:span><text:span text:style-name="T3">();</text:span></text:p>
      <text:p text:style-name="P4"/>
      <text:p text:style-name="P3"><text:span text:style-name="T3"><text:s text:c="8"/></text:span><text:span text:style-name="T1">if</text:span><text:span text:style-name="T3"> (</text:span><text:span text:style-name="T5">directoryStatus</text:span><text:span text:style-name="T3"> == 0) {</text:span></text:p>
      <text:p text:style-name="P3"><text:span text:style-name="T3"><text:s text:c="12"/>MainMenu.</text:span><text:span text:style-name="T4">menuOptions</text:span><text:span text:style-name="T3">();</text:span></text:p>
      <text:p text:style-name="P3"><text:span text:style-name="T3"><text:s text:c="8"/><text:tab/> <text:s text:c="5"/><text:tab/></text:span></text:p>
      <text:p text:style-name="P3"><text:span text:style-name="T3"><text:s text:c="9"/></text:span></text:p>
      <text:p text:style-name="P3"><text:span text:style-name="T3"><text:s text:c="13"/><text:tab/></text:span></text:p>
      <text:p text:style-name="P3"><text:span text:style-name="T3"><text:s text:c="8"/>} </text:span><text:span text:style-name="T1">else</text:span><text:span text:style-name="T3"> {</text:span></text:p>
      <text:p text:style-name="P3"><text:span text:style-name="T3"><text:s text:c="12"/>System.</text:span><text:span text:style-name="T7">err</text:span><text:span text:style-name="T3">.println(</text:span><text:span text:style-name="T9">"Application initialization failed. Exiting..."</text:span><text:span text:style-name="T3">);</text:span></text:p>
      <text:p text:style-name="P3"><text:span text:style-name="T3"><text:s text:c="12"/>System.</text:span><text:span text:style-name="T4">exit</text:span><text:span text:style-name="T3">(1);</text:span></text:p>
      <text:p text:style-name="P3"><text:span text:style-name="T3"><text:s text:c="8"/>}</text:span></text:p>
      <text:p text:style-name="P3"><text:span text:style-name="T3"><text:s text:c="4"/>}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10">MainMenu Class</text:span></text:p>
      <text:p text:style-name="P2"><text:span text:style-name="T10"/></text:p>
      <text:p text:style-name="P2"><text:span text:style-name="T10"/></text:p>
      <text:p text:style-name="P2"><text:span text:style-name="T2">package</text:span><text:span text:style-name="T3"> phase1.project.utility;</text:span></text:p>
      <text:p text:style-name="P4"/>
      <text:p text:style-name="P3"><text:span text:style-name="T1">import</text:span><text:span text:style-name="T3"> java.io.File;</text:span></text:p>
      <text:p text:style-name="P3"><text:span text:style-name="T1">import</text:span><text:span text:style-name="T3"> java.util.Arrays;</text:span></text:p>
      <text:p text:style-name="P3"><text:span text:style-name="T1">import</text:span><text:span text:style-name="T3"> java.util.InputMismatchException;</text:span></text:p>
      <text:p text:style-name="P3"><text:span text:style-name="T1">import</text:span><text:span text:style-name="T3"> java.util.Scanner;</text:span></text:p>
      <text:p text:style-name="P4"/>
      <text:p text:style-name="P4"/>
      <text:p text:style-name="P3"><text:span text:style-name="T1">public</text:span><text:span text:style-name="T3"> </text:span><text:span text:style-name="T1">class</text:span><text:span text:style-name="T3"> MainMenu {</text:span></text:p>
      <text:p text:style-name="P3"><text:span text:style-name="T3"><text:tab/></text:span></text:p>
      <text:p text:style-name="P3"><text:span text:style-name="T3"><text:tab/></text:span><text:span text:style-name="T11">// Use a relative path to access the "FileFolder" directory</text:span></text:p>
      <text:p text:style-name="P3"><text:span text:style-name="T3"><text:s text:c="4"/></text:span><text:span text:style-name="T1">static</text:span><text:span text:style-name="T3"> File </text:span><text:span text:style-name="T8">rootPath</text:span><text:span text:style-name="T3"> = </text:span><text:span text:style-name="T1">new</text:span><text:span text:style-name="T3"> File(</text:span><text:span text:style-name="T9">"FileFolder"</text:span><text:span text:style-name="T3">);</text:span></text:p>
      <text:p text:style-name="P4"/>
      <text:p text:style-name="P3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createDirectoryIfNotExists() {</text:span></text:p>
      <text:p text:style-name="P3"><text:span text:style-name="T3"><text:s text:c="8"/></text:span><text:span text:style-name="T11">// Check and create the directory if it doesn't exist</text:span></text:p>
      <text:p text:style-name="P3"><text:span text:style-name="T3"><text:s text:c="8"/></text:span><text:span text:style-name="T1">if</text:span><text:span text:style-name="T3"> (!</text:span><text:span text:style-name="T8">rootPath</text:span><text:span text:style-name="T3">.exists()) {</text:span></text:p>
      <text:p text:style-name="P3"><text:span text:style-name="T3"><text:s text:c="12"/></text:span><text:span text:style-name="T1">boolean</text:span><text:span text:style-name="T3"> </text:span><text:span text:style-name="T5">created</text:span><text:span text:style-name="T3"> = </text:span><text:span text:style-name="T8">rootPath</text:span><text:span text:style-name="T3">.mkdir();</text:span></text:p>
      <text:p text:style-name="P3"><text:span text:style-name="T3"><text:s text:c="12"/></text:span><text:span text:style-name="T1">if</text:span><text:span text:style-name="T3"> (</text:span><text:span text:style-name="T5">created</text:span><text:span text:style-name="T3">) {</text:span></text:p>
      <text:p text:style-name="P3"><text:span text:style-name="T3"><text:s text:c="16"/></text:span><text:span text:style-name="T1">return</text:span><text:span text:style-name="T3"> 0; </text:span><text:span text:style-name="T11">// Directory created successfully</text:span></text:p>
      <text:p text:style-name="P3"><text:span text:style-name="T3"><text:s text:c="12"/>} </text:span><text:span text:style-name="T1">else</text:span><text:span text:style-name="T3"> {</text:span></text:p>
      <text:p text:style-name="P3"><text:span text:style-name="T3"><text:s text:c="16"/>System.</text:span><text:span text:style-name="T7">err</text:span><text:span text:style-name="T3">.println(</text:span><text:span text:style-name="T9">"Failed to create the 'FileFolder' directory."</text:span><text:span text:style-name="T3">);</text:span></text:p>
      <text:p text:style-name="P3"><text:span text:style-name="T3"><text:s text:c="16"/></text:span><text:span text:style-name="T1">return</text:span><text:span text:style-name="T3"> 1; </text:span><text:span text:style-name="T11">// Directory creation failed</text:span></text:p>
      <text:p text:style-name="P3"><text:span text:style-name="T3"><text:s text:c="12"/>}</text:span></text:p>
      <text:p text:style-name="P3"><text:span text:style-name="T3"><text:s text:c="8"/>}</text:span></text:p>
      <text:p text:style-name="P3"><text:span text:style-name="T3"><text:s text:c="8"/></text:span><text:span text:style-name="T1">return</text:span><text:span text:style-name="T3"> 0; </text:span><text:span text:style-name="T11">// Directory already exists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enuOptions() {</text:span></text:p>
      <text:p text:style-name="P3"><text:span text:style-name="T3"><text:s text:c="8"/>Scanner </text:span><text:span text:style-name="T6">sc</text:span><text:span text:style-name="T3"> = </text:span><text:span text:style-name="T1">new</text:span><text:span text:style-name="T3"> Scanner(System.</text:span><text:span text:style-name="T7">in</text:span><text:span text:style-name="T3">);</text:span></text:p>
      <text:p text:style-name="P3"><text:span text:style-name="T3"><text:s text:c="8"/>String </text:span><text:span text:style-name="T5">con</text:span><text:span text:style-name="T3"> = </text:span><text:span text:style-name="T1">null</text:span><text:span text:style-name="T3">;</text:span></text:p>
      <text:p text:style-name="P4"/>
      <text:p text:style-name="P3"><text:span text:style-name="T3"><text:s text:c="8"/></text:span><text:span text:style-name="T1">int</text:span><text:span text:style-name="T3"> </text:span><text:span text:style-name="T5">directoryStatus</text:span><text:span text:style-name="T3"> = </text:span><text:span text:style-name="T4">createDirectoryIfNotExists</text:span><text:span text:style-name="T3">();</text:span></text:p>
      <text:p text:style-name="P3"><text:span text:style-name="T3"><text:s text:c="8"/></text:span><text:span text:style-name="T1">if</text:span><text:span text:style-name="T3"> (</text:span><text:span text:style-name="T5">directoryStatus</text:span><text:span text:style-name="T3"> == 1) {</text:span></text:p>
      <text:p text:style-name="P3"><text:span text:style-name="T3"><text:s text:c="12"/>System.</text:span><text:span text:style-name="T4">exit</text:span><text:span text:style-name="T3">(1); </text:span><text:span text:style-name="T11">// Exit the program if directory creation fails</text:span></text:p>
      <text:p text:style-name="P3"><text:span text:style-name="T3"><text:s text:c="8"/>}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text:span text:style-name="T1">do</text:span><text:span text:style-name="T3"> {</text:span></text:p>
      <text:p text:style-name="P3"><text:span text:style-name="T3"><text:tab/><text:tab/><text:tab/>System.</text:span><text:span text:style-name="T7">out</text:span><text:span text:style-name="T3">.println(</text:span><text:span text:style-name="T9">"\n Choose one option:"</text:span><text:span text:style-name="T3">);</text:span></text:p>
      <text:p text:style-name="P3"><text:span text:style-name="T3"><text:tab/><text:tab/><text:tab/>System.</text:span><text:span text:style-name="T7">out</text:span><text:span text:style-name="T3">.println(</text:span><text:span text:style-name="T9">"\n1: Display all files in ascending order"</text:span><text:span text:style-name="T3">+</text:span><text:span text:style-name="T9">"\n"</text:span><text:span text:style-name="T3">);</text:span></text:p>
      <text:p text:style-name="P3"><text:span text:style-name="T3"><text:tab/><text:tab/><text:tab/>System.</text:span><text:span text:style-name="T7">out</text:span><text:span text:style-name="T3">.println(</text:span><text:span text:style-name="T9">"2: Other options"</text:span><text:span text:style-name="T3">+</text:span><text:span text:style-name="T9">"\n"</text:span><text:span text:style-name="T3">);</text:span></text:p>
      <text:p text:style-name="P3"><text:span text:style-name="T3"><text:tab/><text:tab/><text:tab/>System.</text:span><text:span text:style-name="T7">out</text:span><text:span text:style-name="T3">.println(</text:span><text:span text:style-name="T9">"3: Exit"</text:span><text:span text:style-name="T3">+</text:span><text:span text:style-name="T9">"\n"</text:span><text:span text:style-name="T3">);</text:span></text:p>
      <text:p text:style-name="P3"><text:span text:style-name="T3"><text:tab/><text:tab/><text:tab/></text:span></text:p>
      <text:p text:style-name="P3"><text:span text:style-name="T3"><text:tab/><text:tab/><text:tab/><text:tab/><text:tab/></text:span></text:p>
      <text:p text:style-name="P4"/>
      <text:p text:style-name="P3"><text:span text:style-name="T3"><text:tab/><text:tab/><text:tab/></text:span><text:span text:style-name="T1">int</text:span><text:span text:style-name="T3"> </text:span><text:span text:style-name="T5">choice</text:span><text:span text:style-name="T3">;</text:span></text:p>
      <text:p text:style-name="P3"><text:span text:style-name="T3"><text:s text:c="12"/></text:span><text:span text:style-name="T1">try</text:span><text:span text:style-name="T3"> {</text:span></text:p>
      <text:p text:style-name="P3"><text:span text:style-name="T3"><text:s text:c="16"/></text:span><text:span text:style-name="T5">choice</text:span><text:span text:style-name="T3"> = </text:span><text:span text:style-name="T5">sc</text:span><text:span text:style-name="T3">.nextInt();</text:span></text:p>
      <text:p text:style-name="P3"><text:span text:style-name="T3"><text:s text:c="12"/>} </text:span><text:span text:style-name="T1">catch</text:span><text:span text:style-name="T3"> (InputMismatchException </text:span><text:span text:style-name="T5">e</text:span><text:span text:style-name="T3">) {</text:span></text:p>
      <text:p text:style-name="P3"><text:span text:style-name="T3"><text:s text:c="16"/></text:span><text:span text:style-name="T5">sc</text:span><text:span text:style-name="T3">.nextLine(); </text:span><text:span text:style-name="T11">// Consume the invalid input</text:span></text:p>
      <text:p text:style-name="P3"><text:span text:style-name="T3"><text:s text:c="16"/>System.</text:span><text:span text:style-name="T7">out</text:span><text:span text:style-name="T3">.println(</text:span><text:span text:style-name="T9">"Invalid choice, please enter a valid option\n"</text:span><text:span text:style-name="T3">);</text:span></text:p>
      <text:p text:style-name="P3"><text:span text:style-name="T3"><text:s text:c="16"/></text:span><text:span text:style-name="T1">continue</text:span><text:span text:style-name="T3">; </text:span><text:span text:style-name="T11">// Continue the loop to ask again for a valid choice</text:span></text:p>
      <text:p text:style-name="P3"><text:soft-page-break/><text:span text:style-name="T3"><text:s text:c="12"/>}</text:span></text:p>
      <text:p text:style-name="P4"/>
      <text:p text:style-name="P3"><text:span text:style-name="T3"><text:s text:c="12"/></text:span><text:span text:style-name="T1">switch</text:span><text:span text:style-name="T3"> (</text:span><text:span text:style-name="T5">choice</text:span><text:span text:style-name="T3">) {</text:span></text:p>
      <text:p text:style-name="P3"><text:span text:style-name="T3"><text:s text:c="16"/></text:span><text:span text:style-name="T1">case</text:span><text:span text:style-name="T3"> 1:</text:span></text:p>
      <text:p text:style-name="P3"><text:span text:style-name="T3"><text:s text:c="20"/>String[] </text:span><text:span text:style-name="T5">listOfFiles</text:span><text:span text:style-name="T3"> = </text:span><text:span text:style-name="T8">rootPath</text:span><text:span text:style-name="T3">.list();</text:span></text:p>
      <text:p text:style-name="P3"><text:span text:style-name="T3"><text:s text:c="20"/>Arrays.</text:span><text:span text:style-name="T4">sort</text:span><text:span text:style-name="T3">(</text:span><text:span text:style-name="T5">listOfFiles</text:span><text:span text:style-name="T3">);</text:span></text:p>
      <text:p text:style-name="P3"><text:span text:style-name="T3"><text:s text:c="20"/>System.</text:span><text:span text:style-name="T7">out</text:span><text:span text:style-name="T3">.println(</text:span><text:span text:style-name="T9">"\nFiles in Ascending Order:"</text:span><text:span text:style-name="T3">);</text:span></text:p>
      <text:p text:style-name="P3"><text:span text:style-name="T3"><text:s text:c="20"/>System.</text:span><text:span text:style-name="T7">out</text:span><text:span text:style-name="T3">.println(</text:span><text:span text:style-name="T9">"-------------------------\n"</text:span><text:span text:style-name="T3">);</text:span></text:p>
      <text:p text:style-name="P3"><text:span text:style-name="T3"><text:s text:c="20"/></text:span><text:span text:style-name="T1">for</text:span><text:span text:style-name="T3"> (String </text:span><text:span text:style-name="T5">name</text:span><text:span text:style-name="T3"> : </text:span><text:span text:style-name="T5">listOfFiles</text:span><text:span text:style-name="T3">) {</text:span></text:p>
      <text:p text:style-name="P3"><text:span text:style-name="T3"><text:s text:c="24"/>System.</text:span><text:span text:style-name="T7">out</text:span><text:span text:style-name="T3">.println(</text:span><text:span text:style-name="T5">name</text:span><text:span text:style-name="T3">+</text:span><text:span text:style-name="T9">"\n"</text:span><text:span text:style-name="T3">);</text:span></text:p>
      <text:p text:style-name="P3"><text:span text:style-name="T3"><text:s text:c="20"/>}</text:span></text:p>
      <text:p text:style-name="P4"/>
      <text:p text:style-name="P3"><text:span text:style-name="T3"><text:s text:c="20"/></text:span><text:span text:style-name="T1">break</text:span><text:span text:style-name="T3">;</text:span></text:p>
      <text:p text:style-name="P4"/>
      <text:p text:style-name="P3"><text:span text:style-name="T3"><text:s text:c="16"/></text:span><text:span text:style-name="T1">case</text:span><text:span text:style-name="T3"> 2:</text:span></text:p>
      <text:p text:style-name="P3"><text:span text:style-name="T3"><text:s text:c="20"/>SubMenu.</text:span><text:span text:style-name="T4">subMenuOptions</text:span><text:span text:style-name="T3">();</text:span></text:p>
      <text:p text:style-name="P4"/>
      <text:p text:style-name="P3"><text:span text:style-name="T3"><text:s text:c="20"/></text:span><text:span text:style-name="T1">break</text:span><text:span text:style-name="T3">;</text:span></text:p>
      <text:p text:style-name="P4"/>
      <text:p text:style-name="P3"><text:span text:style-name="T3"><text:s text:c="16"/></text:span><text:span text:style-name="T1">case</text:span><text:span text:style-name="T3"> 3:</text:span></text:p>
      <text:p text:style-name="P3"><text:span text:style-name="T3"><text:s text:c="20"/>System.</text:span><text:span text:style-name="T7">out</text:span><text:span text:style-name="T3">.println(</text:span><text:span text:style-name="T9">"Exiting.... Thank you!\n"</text:span><text:span text:style-name="T3">);</text:span></text:p>
      <text:p text:style-name="P3"><text:span text:style-name="T3"><text:s text:c="20"/>System.</text:span><text:span text:style-name="T4">exit</text:span><text:span text:style-name="T3">(0);</text:span></text:p>
      <text:p text:style-name="P4"/>
      <text:p text:style-name="P3"><text:span text:style-name="T3"><text:s text:c="20"/></text:span><text:span text:style-name="T1">break</text:span><text:span text:style-name="T3">;</text:span></text:p>
      <text:p text:style-name="P4"/>
      <text:p text:style-name="P3"><text:span text:style-name="T3"><text:s text:c="16"/></text:span><text:span text:style-name="T1">default</text:span><text:span text:style-name="T3">:</text:span></text:p>
      <text:p text:style-name="P3"><text:span text:style-name="T3"><text:s text:c="20"/>System.</text:span><text:span text:style-name="T7">out</text:span><text:span text:style-name="T3">.println(</text:span><text:span text:style-name="T9">"Invalid choice, please enter a valid option\n"</text:span><text:span text:style-name="T3">);</text:span></text:p>
      <text:p text:style-name="P3"><text:span text:style-name="T3"><text:s text:c="12"/>}</text:span></text:p>
      <text:p text:style-name="P4"/>
      <text:p text:style-name="P3"><text:span text:style-name="T3"><text:s text:c="12"/></text:span><text:span text:style-name="T1">do</text:span><text:span text:style-name="T3"> {</text:span></text:p>
      <text:p text:style-name="P3"><text:span text:style-name="T3"><text:s text:c="16"/>System.</text:span><text:span text:style-name="T7">out</text:span><text:span text:style-name="T3">.println(</text:span><text:span text:style-name="T9">"Do you want to continue? (y/n)"</text:span><text:span text:style-name="T3">);</text:span></text:p>
      <text:p text:style-name="P3"><text:span text:style-name="T3"><text:s text:c="16"/></text:span><text:span text:style-name="T5">con</text:span><text:span text:style-name="T3"> = </text:span><text:span text:style-name="T5">sc</text:span><text:span text:style-name="T3">.next();</text:span></text:p>
      <text:p text:style-name="P4"/>
      <text:p text:style-name="P3"><text:span text:style-name="T3"><text:s text:c="16"/></text:span><text:span text:style-name="T1">if</text:span><text:span text:style-name="T3"> (!</text:span><text:span text:style-name="T5">con</text:span><text:span text:style-name="T3">.equals(</text:span><text:span text:style-name="T9">"y"</text:span><text:span text:style-name="T3">) &amp;&amp; !</text:span><text:span text:style-name="T5">con</text:span><text:span text:style-name="T3">.equals(</text:span><text:span text:style-name="T9">"n"</text:span><text:span text:style-name="T3">)) {</text:span></text:p>
      <text:p text:style-name="P3"><text:span text:style-name="T3"><text:s text:c="20"/>System.</text:span><text:span text:style-name="T7">out</text:span><text:span text:style-name="T3">.println(</text:span><text:span text:style-name="T9">"\nPlease enter y or n\n"</text:span><text:span text:style-name="T3">);</text:span></text:p>
      <text:p text:style-name="P3"><text:span text:style-name="T3"><text:s text:c="16"/>}</text:span></text:p>
      <text:p text:style-name="P4"/>
      <text:p text:style-name="P3"><text:span text:style-name="T3"><text:s text:c="12"/>} </text:span><text:span text:style-name="T1">while</text:span><text:span text:style-name="T3"> (!</text:span><text:span text:style-name="T5">con</text:span><text:span text:style-name="T3">.equalsIgnoreCase(</text:span><text:span text:style-name="T9">"y"</text:span><text:span text:style-name="T3">) &amp;&amp; !</text:span><text:span text:style-name="T5">con</text:span><text:span text:style-name="T3">.equalsIgnoreCase(</text:span><text:span text:style-name="T9">"n"</text:span><text:span text:style-name="T3">));</text:span></text:p>
      <text:p text:style-name="P3"><text:span text:style-name="T3"><text:s text:c="12"/></text:span></text:p>
      <text:p text:style-name="P3"><text:span text:style-name="T3"><text:s text:c="8"/>} </text:span><text:span text:style-name="T1">while</text:span><text:span text:style-name="T3"> (</text:span><text:span text:style-name="T5">con</text:span><text:span text:style-name="T3">.equalsIgnoreCase(</text:span><text:span text:style-name="T9">"y"</text:span><text:span text:style-name="T3">));</text:span></text:p>
      <text:p text:style-name="P3"><text:span text:style-name="T3"><text:tab/><text:tab/>System.</text:span><text:span text:style-name="T7">out</text:span><text:span text:style-name="T3">.println(</text:span><text:span text:style-name="T9">"Exiting.... Thank you!\n"</text:span><text:span text:style-name="T3">);</text:span></text:p>
      <text:p text:style-name="P3"><text:span text:style-name="T3"><text:s text:c="4"/>}</text:span></text:p>
      <text:p text:style-name="P3"><text:span text:style-name="T3">}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oft-page-break/><text:span text:style-name="T10">SubMenu Class</text:span></text:p>
      <text:p text:style-name="P2"><text:span text:style-name="T10"/></text:p>
      <text:p text:style-name="P2"><text:span text:style-name="T2">package</text:span><text:span text:style-name="T3"> phase1.project.utility;</text:span></text:p>
      <text:p text:style-name="P4"/>
      <text:p text:style-name="P3"><text:span text:style-name="T1">import</text:span><text:span text:style-name="T3"> java.io.File;</text:span></text:p>
      <text:p text:style-name="P3"><text:span text:style-name="T1">import</text:span><text:span text:style-name="T3"> java.io.IOException;</text:span></text:p>
      <text:p text:style-name="P3"><text:span text:style-name="T1">import</text:span><text:span text:style-name="T3"> java.util.Scanner;</text:span></text:p>
      <text:p text:style-name="P4"/>
      <text:p text:style-name="P3"><text:span text:style-name="T1">public</text:span><text:span text:style-name="T3"> </text:span><text:span text:style-name="T1">class</text:span><text:span text:style-name="T3"> SubMenu {</text:span></text:p>
      <text:p text:style-name="P4"/>
      <text:p text:style-name="P3"><text:span text:style-name="T3"><text:s text:c="4"/></text:span><text:span text:style-name="T1">static</text:span><text:span text:style-name="T3"> File </text:span><text:span text:style-name="T8">rootPath</text:span><text:span text:style-name="T3"> = </text:span><text:span text:style-name="T1">new</text:span><text:span text:style-name="T3"> File(</text:span><text:span text:style-name="T9">"FileFolder"</text:span><text:span text:style-name="T3">);</text:span></text:p>
      <text:p text:style-name="P4"/>
      <text:p text:style-name="P3"><text:span text:style-name="T3"><text:s text:c="4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subMenuOptions() {</text:span></text:p>
      <text:p text:style-name="P3"><text:span text:style-name="T3"><text:s text:c="8"/>Scanner </text:span><text:span text:style-name="T5">sc</text:span><text:span text:style-name="T3"> = </text:span><text:span text:style-name="T1">new</text:span><text:span text:style-name="T3"> Scanner(System.</text:span><text:span text:style-name="T7">in</text:span><text:span text:style-name="T3">);</text:span></text:p>
      <text:p text:style-name="P4"/>
      <text:p text:style-name="P3"><text:span text:style-name="T3"><text:s text:c="8"/></text:span><text:span text:style-name="T1">do</text:span><text:span text:style-name="T3"> {</text:span></text:p>
      <text:p text:style-name="P3"><text:span text:style-name="T3"><text:s text:c="12"/>System.</text:span><text:span text:style-name="T7">out</text:span><text:span text:style-name="T3">.println(</text:span><text:span text:style-name="T9">"\nFile handling options:"</text:span><text:span text:style-name="T3">);</text:span></text:p>
      <text:p text:style-name="P3"><text:span text:style-name="T3"><text:s text:c="12"/>System.</text:span><text:span text:style-name="T7">out</text:span><text:span text:style-name="T3">.println(</text:span><text:span text:style-name="T9">"\n1: Create a file"</text:span><text:span text:style-name="T3">);</text:span></text:p>
      <text:p text:style-name="P3"><text:span text:style-name="T3"><text:s text:c="12"/>System.</text:span><text:span text:style-name="T7">out</text:span><text:span text:style-name="T3">.println(</text:span><text:span text:style-name="T9">"\n2: Delete a file"</text:span><text:span text:style-name="T3">);</text:span></text:p>
      <text:p text:style-name="P3"><text:span text:style-name="T3"><text:s text:c="12"/>System.</text:span><text:span text:style-name="T7">out</text:span><text:span text:style-name="T3">.println(</text:span><text:span text:style-name="T9">"\n3: Search a file"</text:span><text:span text:style-name="T3">);</text:span></text:p>
      <text:p text:style-name="P3"><text:span text:style-name="T3"><text:s text:c="12"/>System.</text:span><text:span text:style-name="T7">out</text:span><text:span text:style-name="T3">.println(</text:span><text:span text:style-name="T9">"\n4: Return to previous menu"</text:span><text:span text:style-name="T3">);</text:span></text:p>
      <text:p text:style-name="P3"><text:span text:style-name="T3"><text:s text:c="12"/>System.</text:span><text:span text:style-name="T7">out</text:span><text:span text:style-name="T3">.println(</text:span><text:span text:style-name="T9">"\nChoose an option:"</text:span><text:span text:style-name="T3">);</text:span></text:p>
      <text:p text:style-name="P4"/>
      <text:p text:style-name="P3"><text:span text:style-name="T3"><text:s text:c="12"/></text:span><text:span text:style-name="T1">int</text:span><text:span text:style-name="T3"> </text:span><text:span text:style-name="T5">choice</text:span><text:span text:style-name="T3"> = </text:span><text:span text:style-name="T5">sc</text:span><text:span text:style-name="T3">.nextInt();</text:span></text:p>
      <text:p text:style-name="P3"><text:span text:style-name="T3"><text:s text:c="12"/></text:span><text:span text:style-name="T5">sc</text:span><text:span text:style-name="T3">.nextLine(); </text:span><text:span text:style-name="T11">// Consume the newline character</text:span></text:p>
      <text:p text:style-name="P4"/>
      <text:p text:style-name="P3"><text:span text:style-name="T3"><text:s text:c="12"/></text:span><text:span text:style-name="T1">switch</text:span><text:span text:style-name="T3"> (</text:span><text:span text:style-name="T5">choice</text:span><text:span text:style-name="T3">) {</text:span></text:p>
      <text:p text:style-name="P3"><text:span text:style-name="T3"><text:s text:c="16"/></text:span><text:span text:style-name="T1">case</text:span><text:span text:style-name="T3"> 1:</text:span></text:p>
      <text:p text:style-name="P3"><text:span text:style-name="T3"><text:s text:c="20"/></text:span><text:span text:style-name="T4">createFile</text:span><text:span text:style-name="T3">(</text:span><text:span text:style-name="T5">sc</text:span><text:span text:style-name="T3">);</text:span></text:p>
      <text:p text:style-name="P3"><text:span text:style-name="T3"><text:s text:c="20"/></text:span><text:span text:style-name="T1">break</text:span><text:span text:style-name="T3">;</text:span></text:p>
      <text:p text:style-name="P3"><text:span text:style-name="T3"><text:s text:c="16"/></text:span><text:span text:style-name="T1">case</text:span><text:span text:style-name="T3"> 2:</text:span></text:p>
      <text:p text:style-name="P3"><text:span text:style-name="T3"><text:s text:c="20"/></text:span><text:span text:style-name="T4">deleteFile</text:span><text:span text:style-name="T3">(</text:span><text:span text:style-name="T5">sc</text:span><text:span text:style-name="T3">);</text:span></text:p>
      <text:p text:style-name="P3"><text:span text:style-name="T3"><text:s text:c="20"/></text:span><text:span text:style-name="T1">break</text:span><text:span text:style-name="T3">;</text:span></text:p>
      <text:p text:style-name="P3"><text:span text:style-name="T3"><text:s text:c="16"/></text:span><text:span text:style-name="T1">case</text:span><text:span text:style-name="T3"> 3:</text:span></text:p>
      <text:p text:style-name="P3"><text:span text:style-name="T3"><text:s text:c="20"/></text:span><text:span text:style-name="T4">searchFile</text:span><text:span text:style-name="T3">(</text:span><text:span text:style-name="T5">sc</text:span><text:span text:style-name="T3">);</text:span></text:p>
      <text:p text:style-name="P3"><text:span text:style-name="T3"><text:s text:c="20"/></text:span><text:span text:style-name="T1">break</text:span><text:span text:style-name="T3">;</text:span></text:p>
      <text:p text:style-name="P3"><text:span text:style-name="T3"><text:s text:c="16"/></text:span><text:span text:style-name="T1">case</text:span><text:span text:style-name="T3"> 4:</text:span></text:p>
      <text:p text:style-name="P3"><text:span text:style-name="T3"><text:s text:c="20"/></text:span><text:span text:style-name="T1">return</text:span><text:span text:style-name="T3"> ; </text:span><text:span text:style-name="T11">// Return to the main context</text:span></text:p>
      <text:p text:style-name="P3"><text:span text:style-name="T3"><text:s text:c="16"/></text:span><text:span text:style-name="T1">default</text:span><text:span text:style-name="T3">:</text:span></text:p>
      <text:p text:style-name="P3"><text:span text:style-name="T3"><text:s text:c="20"/>System.</text:span><text:span text:style-name="T7">out</text:span><text:span text:style-name="T3">.println(</text:span><text:span text:style-name="T9">"Invalid choice, please enter a valid option\n"</text:span><text:span text:style-name="T3">);</text:span></text:p>
      <text:p text:style-name="P3"><text:span text:style-name="T3"><text:s text:c="12"/>}</text:span></text:p>
      <text:p text:style-name="P4"/>
      <text:p text:style-name="P3"><text:span text:style-name="T3"><text:s text:c="8"/>} </text:span><text:span text:style-name="T1">while</text:span><text:span text:style-name="T3"> (</text:span><text:span text:style-name="T1">true</text:span><text:span text:style-name="T3">)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createFile(Scanner </text:span><text:span text:style-name="T5">sc</text:span><text:span text:style-name="T3">) {</text:span></text:p>
      <text:p text:style-name="P3"><text:span text:style-name="T3"><text:s text:c="8"/>System.</text:span><text:span text:style-name="T7">out</text:span><text:span text:style-name="T3">.println(</text:span><text:span text:style-name="T9">"Enter the name of the file to add:"</text:span><text:span text:style-name="T3">);</text:span></text:p>
      <text:p text:style-name="P3"><text:span text:style-name="T3"><text:s text:c="8"/>String </text:span><text:span text:style-name="T5">fileName</text:span><text:span text:style-name="T3"> = </text:span><text:span text:style-name="T5">sc</text:span><text:span text:style-name="T3">.nextLine();</text:span></text:p>
      <text:p text:style-name="P3"><text:span text:style-name="T3"><text:s text:c="8"/>File </text:span><text:span text:style-name="T5">fileToCreate</text:span><text:span text:style-name="T3"> = </text:span><text:span text:style-name="T1">new</text:span><text:span text:style-name="T3"> File(</text:span><text:span text:style-name="T8">rootPath</text:span><text:span text:style-name="T3">, </text:span><text:span text:style-name="T5">fileName</text:span><text:span text:style-name="T3">);</text:span></text:p>
      <text:p text:style-name="P4"/>
      <text:p text:style-name="P3"><text:span text:style-name="T3"><text:s text:c="8"/></text:span><text:span text:style-name="T1">try</text:span><text:span text:style-name="T3"> {</text:span></text:p>
      <text:p text:style-name="P3"><text:span text:style-name="T3"><text:s text:c="12"/></text:span><text:span text:style-name="T1">if</text:span><text:span text:style-name="T3"> (</text:span><text:span text:style-name="T5">fileToCreate</text:span><text:span text:style-name="T3">.createNewFile()) {</text:span></text:p>
      <text:p text:style-name="P3"><text:span text:style-name="T3"><text:s text:c="16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created successfully."</text:span><text:span text:style-name="T3">);</text:span></text:p>
      <text:p text:style-name="P3"><text:span text:style-name="T3"><text:s text:c="12"/>} </text:span><text:span text:style-name="T1">else</text:span><text:span text:style-name="T3"> {</text:span></text:p>
      <text:p text:style-name="P3"><text:span text:style-name="T3"><text:s text:c="16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already exists."</text:span><text:span text:style-name="T3">);</text:span></text:p>
      <text:p text:style-name="P3"><text:span text:style-name="T3"><text:s text:c="12"/>}</text:span></text:p>
      <text:p text:style-name="P3"><text:soft-page-break/><text:span text:style-name="T3"><text:s text:c="8"/>} </text:span><text:span text:style-name="T1">catch</text:span><text:span text:style-name="T3"> (IOException </text:span><text:span text:style-name="T5">e</text:span><text:span text:style-name="T3">) {</text:span></text:p>
      <text:p text:style-name="P3"><text:span text:style-name="T3"><text:s text:c="12"/>System.</text:span><text:span text:style-name="T7">err</text:span><text:span text:style-name="T3">.println(</text:span><text:span text:style-name="T9">"An error occurred while creating the file."</text:span><text:span text:style-name="T3">);</text:span></text:p>
      <text:p text:style-name="P3"><text:span text:style-name="T3"><text:s text:c="8"/>}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deleteFile(Scanner </text:span><text:span text:style-name="T5">sc</text:span><text:span text:style-name="T3">) {</text:span></text:p>
      <text:p text:style-name="P3"><text:span text:style-name="T3"><text:s text:c="8"/>System.</text:span><text:span text:style-name="T7">out</text:span><text:span text:style-name="T3">.println(</text:span><text:span text:style-name="T9">"Enter the name of the file to delete:"</text:span><text:span text:style-name="T3">);</text:span></text:p>
      <text:p text:style-name="P3"><text:span text:style-name="T3"><text:s text:c="8"/>String </text:span><text:span text:style-name="T5">fileName</text:span><text:span text:style-name="T3"> = </text:span><text:span text:style-name="T5">sc</text:span><text:span text:style-name="T3">.nextLine();</text:span></text:p>
      <text:p text:style-name="P3"><text:span text:style-name="T3"><text:s text:c="8"/>File </text:span><text:span text:style-name="T5">fileToDelete</text:span><text:span text:style-name="T3"> = </text:span><text:span text:style-name="T1">new</text:span><text:span text:style-name="T3"> File(</text:span><text:span text:style-name="T8">rootPath</text:span><text:span text:style-name="T3">, </text:span><text:span text:style-name="T5">fileName</text:span><text:span text:style-name="T3">);</text:span></text:p>
      <text:p text:style-name="P4"/>
      <text:p text:style-name="P3"><text:span text:style-name="T3"><text:s text:c="8"/></text:span><text:span text:style-name="T1">if</text:span><text:span text:style-name="T3"> (</text:span><text:span text:style-name="T5">fileToDelete</text:span><text:span text:style-name="T3">.delete()) {</text:span></text:p>
      <text:p text:style-name="P3"><text:span text:style-name="T3"><text:s text:c="12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deleted successfully."</text:span><text:span text:style-name="T3">);</text:span></text:p>
      <text:p text:style-name="P3"><text:span text:style-name="T3"><text:s text:c="8"/>} </text:span><text:span text:style-name="T1">else</text:span><text:span text:style-name="T3"> {</text:span></text:p>
      <text:p text:style-name="P3"><text:span text:style-name="T3"><text:s text:c="12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does not exist."</text:span><text:span text:style-name="T3">);</text:span></text:p>
      <text:p text:style-name="P3"><text:span text:style-name="T3"><text:s text:c="8"/>}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1">private</text:span><text:span text:style-name="T3"> </text:span><text:span text:style-name="T1">static</text:span><text:span text:style-name="T3"> </text:span><text:span text:style-name="T1">void</text:span><text:span text:style-name="T3"> searchFile(Scanner </text:span><text:span text:style-name="T5">sc</text:span><text:span text:style-name="T3">) {</text:span></text:p>
      <text:p text:style-name="P3"><text:span text:style-name="T3"><text:s text:c="8"/>System.</text:span><text:span text:style-name="T7">out</text:span><text:span text:style-name="T3">.println(</text:span><text:span text:style-name="T9">"Enter the name of the file to search:"</text:span><text:span text:style-name="T3">);</text:span></text:p>
      <text:p text:style-name="P3"><text:span text:style-name="T3"><text:s text:c="8"/>String </text:span><text:span text:style-name="T5">fileName</text:span><text:span text:style-name="T3"> = </text:span><text:span text:style-name="T5">sc</text:span><text:span text:style-name="T3">.nextLine();</text:span></text:p>
      <text:p text:style-name="P3"><text:span text:style-name="T3"><text:s text:c="8"/>File </text:span><text:span text:style-name="T5">fileToSearch</text:span><text:span text:style-name="T3"> = </text:span><text:span text:style-name="T1">new</text:span><text:span text:style-name="T3"> File(</text:span><text:span text:style-name="T8">rootPath</text:span><text:span text:style-name="T3">, </text:span><text:span text:style-name="T5">fileName</text:span><text:span text:style-name="T3">);</text:span></text:p>
      <text:p text:style-name="P4"/>
      <text:p text:style-name="P3"><text:span text:style-name="T3"><text:s text:c="8"/></text:span><text:span text:style-name="T1">if</text:span><text:span text:style-name="T3"> (</text:span><text:span text:style-name="T5">fileToSearch</text:span><text:span text:style-name="T3">.exists()) {</text:span></text:p>
      <text:p text:style-name="P3"><text:span text:style-name="T3"><text:s text:c="12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found."</text:span><text:span text:style-name="T3">);</text:span></text:p>
      <text:p text:style-name="P3"><text:span text:style-name="T3"><text:s text:c="8"/>} </text:span><text:span text:style-name="T1">else</text:span><text:span text:style-name="T3"> {</text:span></text:p>
      <text:p text:style-name="P3"><text:span text:style-name="T3"><text:s text:c="12"/>System.</text:span><text:span text:style-name="T7">out</text:span><text:span text:style-name="T3">.println(</text:span><text:span text:style-name="T9">"File '"</text:span><text:span text:style-name="T3"> + </text:span><text:span text:style-name="T5">fileName</text:span><text:span text:style-name="T3"> + </text:span><text:span text:style-name="T9">"' not found."</text:span><text:span text:style-name="T3">);</text:span></text:p>
      <text:p text:style-name="P3"><text:span text:style-name="T3"><text:s text:c="8"/>}</text:span></text:p>
      <text:p text:style-name="P3"><text:span text:style-name="T3"><text:s text:c="4"/>}</text:span></text:p>
      <text:p text:style-name="P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7:53:43.997034310</meta:creation-date>
    <dc:date>2023-09-20T17:57:42.163346848</dc:date>
    <meta:editing-duration>PT3M58S</meta:editing-duration>
    <meta:editing-cycles>1</meta:editing-cycles>
    <meta:document-statistic meta:table-count="0" meta:image-count="0" meta:object-count="0" meta:page-count="5" meta:paragraph-count="174" meta:word-count="573" meta:character-count="6423" meta:non-whitespace-character-count="4283"/>
    <meta:generator>LibreOffice/5.1.6.2$Linux_X86_64 LibreOffice_project/10m0$Build-2</meta:generator>
  </office:meta>
</office:document-meta>
</file>